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4000" draw:opacity="18%" draw:opacity-name="" draw:textarea-horizontal-align="justify" draw:textarea-vertical-align="top" draw:auto-grow-height="false" fo:min-height="25.65cm" fo:min-width="40.369cm"/>
      <style:paragraph-properties style:writing-mode="lr-tb"/>
    </style:style>
    <style:style style:name="gr2" style:family="graphic" style:parent-style-name="standard" style:list-style-name="L1">
      <style:graphic-properties draw:fill-color="#3faf46" draw:opacity="18%" draw:opacity-name="" draw:textarea-horizontal-align="justify" draw:textarea-vertical-align="top" draw:auto-grow-height="false" fo:min-height="24.85cm" fo:min-width="40.468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35cm" fo:min-width="2.889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6.45cm" fo:min-width="5.7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6.45cm" fo:min-width="5.779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6.45cm" fo:min-width="5.78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65cm" fo:min-width="3.48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15cm" fo:min-width="3.08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45cm" fo:min-width="5.779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65cm" fo:min-width="3.488cm"/>
      <style:paragraph-properties style:writing-mode="lr-tb"/>
    </style:style>
    <style:style style:name="gr12" style:family="graphic" style:parent-style-name="standard" style:list-style-name="L1">
      <style:graphic-properties draw:fill-color="#ffffa6" draw:opacity="18%" draw:opacity-name="" draw:textarea-horizontal-align="justify" draw:textarea-vertical-align="top" draw:auto-grow-height="false" fo:min-height="60.75cm" fo:min-width="34.8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8.75cm" fo:min-width="7.774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8.75cm" fo:min-width="7.8cm"/>
      <style:paragraph-properties style:writing-mode="lr-tb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1.5cm" fo:min-width="3.65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4000" draw:opacity="1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3faf46" draw:opacity="1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a6" draw:opacity="1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d4ea6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40.869cm" svg:height="25.9cm" svg:x="40.331cm" svg:y="56.718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0.968cm" svg:height="25.1cm" svg:x="40.132cm" svg:y="23.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89cm" svg:height="6.6cm" svg:x="42.026cm" svg:y="63.418cm">
          <text:p text:style-name="P4">USER_1<text:line-break/>USER_2<text:line-break/>USER_3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6.28cm" svg:height="6.7cm" svg:x="49.801cm" svg:y="63.418cm">
          <text:p text:style-name="P6">USER_N:<text:line-break/><text:tab/>* DATOS</text:p>
          <text:p text:style-name="P6"><text:tab/>* SCHS<text:line-break/><text:tab/>* ALARMS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389cm" svg:height="6.6cm" svg:x="42.026cm" svg:y="63.418cm">
          <text:p text:style-name="P4">USER_1<text:line-break/>USER_2<text:line-break/>USER_3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6.28cm" svg:height="6.7cm" svg:x="59.868cm" svg:y="58.018cm">
          <text:p text:style-name="P6">USER_N_DATOS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6.279cm" svg:height="6.7cm" svg:x="60.068cm" svg:y="66.018cm">
          <text:p text:style-name="P4">USER_N<text:line-break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5" draw:id="id5" draw:layer="layout" svg:width="6.28cm" svg:height="6.7cm" svg:x="60.267cm" svg:y="73.918cm">
          <text:p text:style-name="P4">USER_N:<text:line-break/><text:tab/><text:line-break/><text:tab/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987cm" svg:height="3.9cm" svg:x="61.463cm" svg:y="67.918cm">
          <text:p text:style-name="P4">SCH_1<text:line-break/>SCH_2<text:line-break/>SCH_3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588cm" svg:height="3.4cm" svg:x="61.663cm" svg:y="75.518cm">
          <text:p text:style-name="P4">ALARM_1<text:line-break/>ALARM_2<text:line-break/>ALARM_3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s" svg:x1="45.415cm" svg:y1="66.718cm" svg:x2="49.801cm" svg:y2="66.768cm" draw:start-shape="id1" draw:start-glue-point="1" draw:end-shape="id2" draw:end-glue-point="3" svg:d="M45415 66718h500l3385 50h501" svg:viewBox="0 0 4387 51">
          <text:p/>
        </draw:connector>
        <draw:connector draw:style-name="gr9" draw:text-style-name="P8" draw:layer="layout" draw:type="curve" svg:x1="56.081cm" svg:y1="66.768cm" svg:x2="59.868cm" svg:y2="61.368cm" draw:start-shape="id2" draw:start-glue-point="1" draw:end-shape="id3" svg:d="M56081 66768c2841 0 948-5400 3787-5400" svg:viewBox="0 0 3788 5401">
          <text:p/>
        </draw:connector>
        <draw:connector draw:style-name="gr9" draw:text-style-name="P8" draw:layer="layout" draw:type="curve" svg:x1="56.081cm" svg:y1="66.768cm" svg:x2="60.068cm" svg:y2="69.368cm" draw:start-shape="id2" draw:start-glue-point="1" draw:end-shape="id4" draw:end-glue-point="3" svg:d="M56081 66768c2989 0 996 2600 3987 2600" svg:viewBox="0 0 3988 2601">
          <text:p/>
        </draw:connector>
        <draw:connector draw:style-name="gr9" draw:text-style-name="P8" draw:layer="layout" draw:type="curve" svg:x1="56.081cm" svg:y1="66.768cm" svg:x2="60.267cm" svg:y2="77.268cm" draw:start-shape="id2" draw:start-glue-point="1" draw:end-shape="id5" draw:end-glue-point="3" svg:d="M56081 66768c3139 0 1047 10500 4186 10500" svg:viewBox="0 0 4187 10501">
          <text:p/>
        </draw:connector>
        <draw:custom-shape draw:style-name="gr10" draw:text-style-name="P7" xml:id="id13" draw:id="id13" draw:layer="layout" svg:width="6.279cm" svg:height="6.7cm" svg:x="50.499cm" svg:y="28.7cm">
          <text:p text:style-name="P6">USER_N_DATOS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s" svg:x1="45.415cm" svg:y1="66.718cm" svg:x2="49.801cm" svg:y2="66.768cm" svg:d="M45415 66718h499l3387 50h500" svg:viewBox="0 0 4387 51">
          <text:p/>
        </draw:connector>
        <draw:connector draw:style-name="gr9" draw:text-style-name="P8" draw:layer="layout" draw:type="curve" svg:x1="56.081cm" svg:y1="66.768cm" svg:x2="59.868cm" svg:y2="61.368cm" svg:d="M56081 66768c2840 0 946-5400 3787-5400" svg:viewBox="0 0 3788 5401">
          <text:p/>
        </draw:connector>
        <draw:connector draw:style-name="gr9" draw:text-style-name="P8" draw:layer="layout" draw:type="curve" svg:x1="56.081cm" svg:y1="66.768cm" svg:x2="60.068cm" svg:y2="69.368cm" svg:d="M56081 66768c2990 0 996 2600 3987 2600" svg:viewBox="0 0 3988 2601">
          <text:p/>
        </draw:connector>
        <draw:connector draw:style-name="gr9" draw:text-style-name="P8" draw:layer="layout" draw:type="curve" svg:x1="56.081cm" svg:y1="66.768cm" svg:x2="60.267cm" svg:y2="77.268cm" svg:d="M56081 66768c3139 0 1046 10500 4186 10500" svg:viewBox="0 0 4187 10501">
          <text:p/>
        </draw:connector>
        <draw:custom-shape draw:style-name="gr6" draw:text-style-name="P5" xml:id="id14" draw:id="id14" draw:layer="layout" svg:width="6.28cm" svg:height="6.7cm" svg:x="61.862cm" svg:y="25.9cm">
          <text:p text:style-name="P4">USER_N<text:line-break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5" draw:id="id15" draw:layer="layout" svg:width="6.28cm" svg:height="6.7cm" svg:x="62.061cm" svg:y="33.8cm">
          <text:p text:style-name="P4">USER_N:<text:line-break/><text:tab/><text:line-break/><text:tab/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988cm" svg:height="3.9cm" svg:x="63.257cm" svg:y="27.8cm">
          <text:p text:style-name="P4">SCH_1<text:line-break/>SCH_2<text:line-break/>SCH_3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588cm" svg:height="3.4cm" svg:x="63.457cm" svg:y="35.4cm">
          <text:p text:style-name="P4">ALARM_1<text:line-break/>ALARM_2<text:line-break/>ALARM_3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5.3cm" svg:height="61cm" svg:x="2.8cm" svg:y="21.6cm">
          <text:p text:style-name="P1">NO USER</text:p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8.274cm" svg:height="9cm" svg:x="19.826cm" svg:y="35.1cm">
          <text:p text:style-name="P4">LOGIN</text:p>
          <draw:enhanced-geometry svg:viewBox="0 0 21600 21600" draw:type="rectangle" draw:enhanced-path="M 0 0 L 21600 0 21600 21600 0 21600 0 0 Z N"/>
        </draw:custom-shape>
        <draw:custom-shape draw:style-name="gr13" draw:text-style-name="P5" xml:id="id7" draw:id="id7" draw:layer="layout" svg:width="8.274cm" svg:height="9cm" svg:x="19.926cm" svg:y="61cm">
          <text:p text:style-name="P4">SIGNUP</text:p>
          <draw:enhanced-geometry svg:viewBox="0 0 21600 21600" draw:type="rectangle" draw:enhanced-path="M 0 0 L 21600 0 21600 21600 0 21600 0 0 Z N"/>
        </draw:custom-shape>
        <draw:custom-shape draw:style-name="gr14" draw:text-style-name="P5" xml:id="id9" draw:id="id9" draw:layer="layout" svg:width="8.3cm" svg:height="9cm" svg:x="19.8cm" svg:y="23.4cm">
          <text:p text:style-name="P4">RESET_PASS</text:p>
          <draw:enhanced-geometry svg:viewBox="0 0 21600 21600" draw:type="rectangle" draw:enhanced-path="M 0 0 L 21600 0 21600 21600 0 21600 0 0 Z N"/>
        </draw:custom-shape>
        <draw:custom-shape draw:style-name="gr13" draw:text-style-name="P5" xml:id="id6" draw:id="id6" draw:layer="layout" svg:width="8.274cm" svg:height="9cm" svg:x="5.026cm" svg:y="47.9cm">
          <text:p text:style-name="P4">INDEX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curve" svg:x1="13.3cm" svg:y1="52.4cm" svg:x2="19.926cm" svg:y2="65.5cm" draw:start-shape="id6" draw:start-glue-point="1" draw:end-shape="id7" draw:end-glue-point="3" svg:d="M13300 52400c4969 0 1657 13100 6626 13100" svg:viewBox="0 0 6627 13101">
          <text:p/>
        </draw:connector>
        <draw:connector draw:style-name="gr9" draw:text-style-name="P8" draw:layer="layout" draw:type="curve" svg:x1="13.3cm" svg:y1="52.4cm" svg:x2="19.826cm" svg:y2="39.6cm" draw:start-shape="id6" draw:start-glue-point="1" draw:end-shape="id8" draw:end-glue-point="3" svg:d="M13300 52400c4894 0 1632-12800 6526-12800" svg:viewBox="0 0 6527 12801">
          <text:p/>
        </draw:connector>
        <draw:connector draw:style-name="gr15" draw:text-style-name="P8" draw:layer="layout" draw:type="curve" svg:x1="23.95cm" svg:y1="32.4cm" svg:x2="23.963cm" svg:y2="35.1cm" draw:start-shape="id9" draw:start-glue-point="2" draw:end-shape="id8" draw:end-glue-point="0" svg:d="M23950 32400c0 2025 13 675 13 2700" svg:viewBox="0 0 14 2701">
          <text:p/>
        </draw:connector>
        <draw:connector draw:style-name="gr9" draw:text-style-name="P8" draw:layer="layout" draw:type="curve" svg:x1="28.2cm" svg:y1="65.5cm" svg:x2="28.1cm" svg:y2="39.6cm" draw:start-shape="id7" draw:start-glue-point="1" draw:end-shape="id8" draw:end-glue-point="1" svg:d="M28200 65500c751 0 801-25900-100-25900" svg:viewBox="0 0 671 25901">
          <text:p/>
        </draw:connector>
        <draw:connector draw:style-name="gr9" draw:text-style-name="P8" draw:layer="layout" draw:type="line" svg:x1="23.963cm" svg:y1="44.1cm" svg:x2="24.063cm" svg:y2="61cm" draw:start-shape="id8" draw:start-glue-point="2" draw:end-shape="id7" draw:end-glue-point="0" svg:d="M23963 44100l100 16900" svg:viewBox="0 0 101 16901">
          <text:p/>
        </draw:connector>
        <draw:connector draw:style-name="gr9" draw:text-style-name="P8" draw:layer="layout" draw:type="curve" svg:x1="28.1cm" svg:y1="39.6cm" svg:x2="40.132cm" svg:y2="35.75cm" draw:start-shape="id8" draw:start-glue-point="1" draw:end-shape="id10" draw:end-glue-point="3" svg:d="M28100 39600c9024 0 3008-3850 12032-3850" svg:viewBox="0 0 12033 3851">
          <text:p/>
        </draw:connector>
        <draw:custom-shape draw:style-name="gr16" draw:text-style-name="P10" xml:id="id11" draw:id="id11" draw:layer="layout" svg:width="8.3cm" svg:height="3.5cm" svg:x="56.5cm" svg:y="49.618cm">
          <text:p text:style-name="P4">ES_ADMI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8" draw:layer="layout" draw:type="curve" svg:x1="60.616cm" svg:y1="48.3cm" svg:x2="60.65cm" svg:y2="49.618cm" draw:start-shape="id10" draw:start-glue-point="2" draw:end-shape="id11" draw:end-glue-point="4" svg:d="M60616 48300c0 988 34 330 34 1318" svg:viewBox="0 0 35 1319">
          <text:p/>
        </draw:connector>
        <draw:connector draw:style-name="gr17" draw:text-style-name="P8" draw:layer="layout" draw:type="curve" svg:x1="60.65cm" svg:y1="53.118cm" svg:x2="60.765cm" svg:y2="56.718cm" draw:start-shape="id11" draw:start-glue-point="6" draw:end-shape="id12" draw:end-glue-point="0" svg:d="M60650 53118c0 2701 115 902 115 3600" svg:viewBox="0 0 116 3601">
          <text:p text:style-name="P4">SI</text:p>
        </draw:connector>
        <draw:connector draw:style-name="gr17" draw:text-style-name="P8" draw:layer="layout" draw:type="curve" svg:x1="64.8cm" svg:y1="51.368cm" svg:x2="60.65cm" svg:y2="49.618cm" draw:start-shape="id11" draw:start-glue-point="7" draw:end-shape="id11" draw:end-glue-point="4" svg:d="M64800 51368c753 0 628-1126-598-1751s-3552-750-3552 1" svg:viewBox="0 0 4619 2269">
          <text:p text:style-name="P4">NO</text:p>
        </draw:connector>
        <draw:connector draw:style-name="gr9" draw:text-style-name="P8" draw:layer="layout" draw:type="curve" svg:x1="56.778cm" svg:y1="32.05cm" svg:x2="61.862cm" svg:y2="29.25cm" draw:start-shape="id13" draw:start-glue-point="1" draw:end-shape="id14" draw:end-glue-point="3" svg:d="M56778 32050c3813 0 1271-2800 5084-2800" svg:viewBox="0 0 5085 2801">
          <text:p/>
        </draw:connector>
        <draw:connector draw:style-name="gr9" draw:text-style-name="P8" draw:layer="layout" draw:type="curve" svg:x1="56.778cm" svg:y1="32.05cm" svg:x2="62.061cm" svg:y2="37.15cm" draw:start-shape="id13" draw:start-glue-point="1" draw:end-shape="id15" draw:end-glue-point="3" svg:d="M56778 32050c3961 0 1320 5100 5283 5100" svg:viewBox="0 0 5284 5101">
          <text:p/>
        </draw:connector>
        <draw:custom-shape draw:style-name="gr11" draw:text-style-name="P5" draw:layer="layout" svg:width="3.988cm" svg:height="3.9cm" svg:x="63.257cm" svg:y="27.8cm">
          <text:p text:style-name="P4">SCH_1<text:line-break/>SCH_2<text:line-break/>SCH_3</text:p>
          <draw:enhanced-geometry svg:viewBox="0 0 21600 21600" draw:type="rectangle" draw:enhanced-path="M 0 0 L 21600 0 21600 21600 0 21600 0 0 Z N"/>
        </draw:custom-shape>
        <draw:custom-shape draw:style-name="gr6" draw:text-style-name="P5" xml:id="id16" draw:id="id16" draw:layer="layout" svg:width="6.28cm" svg:height="6.7cm" svg:x="70.62cm" svg:y="26.1cm">
          <text:p text:style-name="P4">USER_N<text:line-break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988cm" svg:height="3.9cm" svg:x="72.015cm" svg:y="28cm">
          <text:p text:style-name="P4">SCH_1<text:line-break/>SCH_2<text:line-break/>SCH_3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88cm" svg:height="3.9cm" svg:x="72.015cm" svg:y="28cm">
          <text:p text:style-name="P4">SCH_1</text:p>
          <draw:enhanced-geometry svg:viewBox="0 0 21600 21600" draw:type="rectangle" draw:enhanced-path="M 0 0 L 21600 0 21600 21600 0 21600 0 0 Z N"/>
        </draw:custom-shape>
        <draw:custom-shape draw:style-name="gr6" draw:text-style-name="P5" xml:id="id17" draw:id="id17" draw:layer="layout" svg:width="6.28cm" svg:height="6.7cm" svg:x="70.82cm" svg:y="33.8cm">
          <text:p text:style-name="P4">USER_N<text:line-break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988cm" svg:height="3.9cm" svg:x="72.215cm" svg:y="35.7cm">
          <text:p text:style-name="P4">SCH_1<text:line-break/>SCH_2<text:line-break/>SCH_3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88cm" svg:height="3.9cm" svg:x="72.215cm" svg:y="35.7cm">
          <text:p text:style-name="P4">ALARM_1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curve" svg:x1="68.142cm" svg:y1="29.25cm" svg:x2="70.62cm" svg:y2="29.45cm" draw:start-shape="id14" draw:start-glue-point="1" draw:end-shape="id16" draw:end-glue-point="3" svg:d="M68142 29250c1858 0 620 200 2478 200" svg:viewBox="0 0 2479 201">
          <text:p/>
        </draw:connector>
        <draw:connector draw:style-name="gr9" draw:text-style-name="P8" draw:layer="layout" draw:type="curve" svg:x1="68.341cm" svg:y1="37.15cm" svg:x2="70.82cm" svg:y2="37.15cm" draw:start-shape="id15" draw:start-glue-point="1" draw:end-shape="id17" draw:end-glue-point="3" svg:d="M68341 37150h2479" svg:viewBox="0 0 2480 1">
          <text:p/>
        </draw:connector>
        <draw:custom-shape draw:style-name="gr6" draw:text-style-name="P5" xml:id="id18" draw:id="id18" draw:layer="layout" svg:width="6.28cm" svg:height="6.7cm" svg:x="68.978cm" svg:y="66.2cm">
          <text:p text:style-name="P4">USER_N<text:line-break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988cm" svg:height="3.9cm" svg:x="70.373cm" svg:y="68.1cm">
          <text:p text:style-name="P4">SCH_1<text:line-break/>SCH_2<text:line-break/>SCH_3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88cm" svg:height="3.9cm" svg:x="70.373cm" svg:y="68.1cm">
          <text:p text:style-name="P4">SCH_1</text:p>
          <draw:enhanced-geometry svg:viewBox="0 0 21600 21600" draw:type="rectangle" draw:enhanced-path="M 0 0 L 21600 0 21600 21600 0 21600 0 0 Z N"/>
        </draw:custom-shape>
        <draw:custom-shape draw:style-name="gr6" draw:text-style-name="P5" xml:id="id19" draw:id="id19" draw:layer="layout" svg:width="6.28cm" svg:height="6.7cm" svg:x="69.178cm" svg:y="73.9cm">
          <text:p text:style-name="P4">USER_N<text:line-break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988cm" svg:height="3.9cm" svg:x="70.573cm" svg:y="75.8cm">
          <text:p text:style-name="P4">SCH_1<text:line-break/>SCH_2<text:line-break/>SCH_3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88cm" svg:height="3.9cm" svg:x="70.573cm" svg:y="75.8cm">
          <text:p text:style-name="P4">ALARM_1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curve" svg:x1="66.347cm" svg:y1="69.368cm" svg:x2="68.978cm" svg:y2="69.55cm" draw:start-shape="id4" draw:start-glue-point="1" draw:end-shape="id18" draw:end-glue-point="3" svg:d="M66347 69368c1972 0 657 182 2631 182" svg:viewBox="0 0 2632 183">
          <text:p/>
        </draw:connector>
        <draw:connector draw:style-name="gr9" draw:text-style-name="P8" draw:layer="layout" draw:type="curve" svg:x1="66.547cm" svg:y1="77.268cm" svg:x2="69.178cm" svg:y2="77.25cm" draw:start-shape="id5" draw:start-glue-point="1" draw:end-shape="id19" draw:end-glue-point="3" svg:d="M66547 77268c1974 0 659-18 2631-18" svg:viewBox="0 0 2632 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5:53:00.103502853</meta:creation-date>
    <dc:date>2020-06-06T17:45:07.190819028</dc:date>
    <meta:editing-duration>PT1H11M16S</meta:editing-duration>
    <meta:editing-cycles>1</meta:editing-cycles>
    <meta:document-statistic meta:object-count="57"/>
    <meta:generator>LibreOffice/6.4.3.2$Linux_X86_64 LibreOffice_project/40$Build-2</meta:generator>
  </office:meta>
</office:document-meta>
</file>